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Функции в электронных таблицах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4" table:number-rows-spanned="1">
            <text:p>Функции математические</text:p>
          </table:table-cell>
          <table:covered-table-cell table:number-columns-repeated="3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0"/>
          <table:covered-table-cell table:style-name="ce11"/>
          <table:table-cell table:style-name="ce12" office:value-type="float" office:value="47" calcext:value-type="float">
            <text:p>47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десятков в нем:</text:p>
          </table:table-cell>
          <table:covered-table-cell table:style-name="ce10"/>
          <table:covered-table-cell table:style-name="ce11"/>
          <table:table-cell table:style-name="ce12" table:formula="of:=ROUNDDOWN([.D5]/10;0)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единиц в нем:</text:p>
          </table:table-cell>
          <table:covered-table-cell table:style-name="ce10"/>
          <table:covered-table-cell table:style-name="ce11"/>
          <table:table-cell table:style-name="ce12" table:formula="of:=MOD([.D5];10)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Сумма его цифр:</text:p>
          </table:table-cell>
          <table:covered-table-cell table:style-name="ce10"/>
          <table:covered-table-cell table:style-name="ce11"/>
          <table:table-cell table:style-name="ce12" table:formula="of:=SUM([.D6:.D7])" office:value-type="float" office:value="11" calcext:value-type="float">
            <text:p>1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роизведение его цифр:</text:p>
          </table:table-cell>
          <table:covered-table-cell table:style-name="ce10"/>
          <table:covered-table-cell table:style-name="ce11"/>
          <table:table-cell table:style-name="ce12" table:formula="of:=PRODUCT([.D6:.D7])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2. Дано двузначное число. Получить число, образованное при перестановке цифр заданного числа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0"/>
          <table:covered-table-cell table:style-name="ce11"/>
          <table:table-cell table:style-name="ce12" office:value-type="float" office:value="56" calcext:value-type="float">
            <text:p>56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0"/>
          <table:covered-table-cell table:style-name="ce11"/>
          <table:table-cell table:style-name="ce12" table:formula="of:=MOD([.D13];10)*10+INT([.D13]/10)" office:value-type="float" office:value="65" calcext:value-type="float">
            <text:p>65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3. Дано трехзначное число. В нем зачеркнули первую слева цифру и приписали её в конце. Найти полученное число.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0"/>
          <table:covered-table-cell table:style-name="ce11"/>
          <table:table-cell table:style-name="ce12" office:value-type="float" office:value="567" calcext:value-type="float">
            <text:p>567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0"/>
          <table:covered-table-cell table:style-name="ce11"/>
          <table:table-cell table:style-name="ce12" table:formula="of:=MOD([.D18];100)*10+INT([.D18]/100)" office:value-type="float" office:value="675" calcext:value-type="float">
            <text:p>675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0"/>
          <table:covered-table-cell table:style-name="ce11"/>
          <table:table-cell table:style-name="ce12" office:value-type="float" office:value="456" calcext:value-type="float">
            <text:p>456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0"/>
          <table:covered-table-cell table:style-name="ce11"/>
          <table:table-cell table:style-name="ce12" table:formula="of:=64*10+5" office:value-type="float" office:value="645" calcext:value-type="float">
            <text:p>645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5. Дано целое число, большее 99. Найти третью от конца его цифру (так, если данное число 2345, то искомая цифра - 3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style-name="ce10"/>
          <table:covered-table-cell table:style-name="ce11"/>
          <table:table-cell table:style-name="ce12" office:value-type="float" office:value="12345" calcext:value-type="float">
            <text:p>12345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0"/>
          <table:covered-table-cell table:style-name="ce11"/>
          <table:table-cell table:style-name="ce12" table:formula="of:=([.D28]- MOD([.D28];100))/100-([.D28]-MOD([.D28];1000))/100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Функции для работы с датой и временем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6. С начала суток прошло n секунд (n - вещественное число). Определить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число секунд n</text:p>
          </table:table-cell>
          <table:covered-table-cell table:style-name="ce10"/>
          <table:covered-table-cell table:style-name="ce11"/>
          <table:table-cell table:style-name="ce12" office:value-type="float" office:value="45678" calcext:value-type="float">
            <text:p>45678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0"/>
          <table:covered-table-cell table:style-name="ce11"/>
          <table:table-cell table:style-name="ce12" table:formula="of:=ROUNDDOWN([.D35]/3600;0)" office:value-type="float" office:value="12" calcext:value-type="float">
            <text:p>12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n разделить на 3600 и округлить до ближайшего меньшего целого </text:p>
          </table:table-cell>
          <table:covered-table-cell table:number-columns-repeated="4" table:style-name="ce10"/>
          <table:covered-table-cell table:style-name="ce11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0"/>
          <table:covered-table-cell table:style-name="ce11"/>
          <table:table-cell table:style-name="ce12" table:formula="of:=MOD([.D35];3600)" office:value-type="float" office:value="2478" calcext:value-type="float">
            <text:p>2478</text:p>
          </table:table-cell>
          <table:table-cell table:style-name="ce2"/>
          <table:table-cell table:style-name="ce4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4" table:style-name="ce10"/>
          <table:covered-table-cell table:style-name="ce11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0"/>
          <table:covered-table-cell table:style-name="ce11"/>
          <table:table-cell table:style-name="ce12" table:formula="of:=floor.math([.D37]/60; )" office:value-type="string" office:string-value="" calcext:value-type="error">
            <text:p>#NAME?</text:p>
          </table:table-cell>
          <table:table-cell table:style-name="ce2"/>
          <table:table-cell table:style-name="ce12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0"/>
          <table:covered-table-cell table:style-name="ce11"/>
          <table:table-cell table:style-name="ce12" table:formula="of:=MOD([.D37];60)" office:value-type="float" office:value="18" calcext:value-type="float">
            <text:p>18</text:p>
          </table:table-cell>
          <table:table-cell table:style-name="ce2"/>
          <table:table-cell table:style-name="ce12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Количество полных секунд, прошедших с начала очередного часа</text:p>
          </table:table-cell>
          <table:covered-table-cell table:style-name="ce10"/>
          <table:covered-table-cell table:style-name="ce11"/>
          <table:table-cell table:style-name="ce12" table:formula="of:=MOD([.D35];3600)" office:value-type="float" office:value="2478" calcext:value-type="float">
            <text:p>2478</text:p>
          </table:table-cell>
          <table:table-cell table:style-name="ce2"/>
          <table:table-cell table:style-name="ce12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13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1" table:number-rows-spanned="1">
            <text:p>Задачи на обработку текста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Смирнов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Иван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Витальевич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11"/>
          <table:table-cell table:style-name="ce12" table:formula="of:=textjoin( &quot; &quot;; ;[.C45];[.C46];[.C47])" office:value-type="string" office:string-value="" calcext:value-type="error" table:number-columns-spanned="2" table:number-rows-spanned="1">
            <text:p>#NAME?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9" table:number-rows-spanned="1">
            <text:p>2. В результатирующей ячейке получить число символов в исходной строке текста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математика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1"/>
          <table:table-cell table:style-name="ce12" table:formula="of:=LEN([.C51])" office:value-type="float" office:value="10" calcext:value-type="float" table:number-columns-spanned="2" table:number-rows-spanned="1">
            <text:p>10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3. В результатирующей ячейке получить слово форма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Информатика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1"/>
          <table:table-cell table:style-name="ce12" table:formula="of:=MIDB([.C59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4. В результатирующей ячейке получить слово Комбинат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Информатика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1"/>
          <table:table-cell table:style-name="ce12" table:number-columns-spanned="2" table:number-rows-spanned="1"/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5. В первой результатирующей ячейке получить слово Информация, во второй - Оператор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Информатор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Операция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1"/>
          <table:table-cell table:style-name="ce12" table:formula="of:=REPLACE([.C63];8;3;&quot;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1"/>
          <table:table-cell table:style-name="ce12" table:formula="of:=REPLACE([.C64];6;3;&quot;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6. Получить текст, состоящий из фамилии и инициалов в виде Иванов Н.И.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Иванов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Николай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Игоревич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11"/>
          <table:table-cell table:style-name="ce12" table:formula="of:=textjoin(&quot; &quot;; ;[.C69];REPLACE([.C70];2;6;&quot;.&quot;);REPLACE([.C71];2;7;&quot;.&quot;))" office:value-type="string" office:string-value="" calcext:value-type="error" table:number-columns-spanned="2" table:number-rows-spanned="1">
            <text:p>#NAME?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7" table:number-rows-spanned="1">
            <text:p>Задачи с данными типа дата</text:p>
          </table:table-cell>
          <table:covered-table-cell table:number-columns-repeated="6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7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1"/>
          <table:table-cell table:style-name="ce13" table:formula="of:=DATE(2002;2;2)" office:value-type="date" office:date-value="2002-02-02" calcext:value-type="date" table:number-columns-spanned="2" table:number-rows-spanned="1">
            <text:p>02/02/02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 table:style-name="ce11"/>
          <table:table-cell table:style-name="ce12" table:formula="of:=DAY([.C77])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 table:style-name="ce11"/>
          <table:table-cell table:style-name="ce12" table:formula="of:=MONTH([.C77])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 table:style-name="ce11"/>
          <table:table-cell table:style-name="ce12" table:formula="of:=YEAR([.C77])" office:value-type="float" office:value="2002" calcext:value-type="float" table:number-columns-spanned="2" table:number-rows-spanned="1">
            <text:p>2002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7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1"/>
          <table:table-cell table:style-name="ce14" table:formula="of:=DATE(2012;12;1)" office:value-type="date" office:date-value="2012-12-01" calcext:value-type="date" table:number-columns-spanned="2" table:number-rows-spanned="1">
            <text:p>12/01/12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11"/>
          <table:table-cell table:style-name="ce13" table:formula="of:=[.C83]+100" office:value-type="date" office:date-value="2013-03-11" calcext:value-type="date" table:number-columns-spanned="2" table:number-rows-spanned="1">
            <text:p>03/11/13</text:p>
          </table:table-cell>
          <table:covered-table-cell table:style-name="ce11"/>
          <table:table-cell table:style-name="ce2"/>
          <table:table-cell table:style-name="ce3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 рождения</text:p>
          </table:table-cell>
          <table:covered-table-cell table:style-name="ce11"/>
          <table:table-cell table:style-name="ce13" table:formula="of:=DATE(2002;8;14)" office:value-type="date" office:date-value="2002-08-14" calcext:value-type="date" table:number-columns-spanned="2" table:number-rows-spanned="1">
            <text:p>08/14/02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11"/>
          <table:table-cell table:style-name="ce12" table:formula="of:=YEARFRAC([.C87];NOW(); )" office:value-type="float" office:value="17.3055555555556" calcext:value-type="float" table:number-columns-spanned="2" table:number-rows-spanned="1">
            <text:p>17.3055555555556</text:p>
          </table:table-cell>
          <table:covered-table-cell table:style-name="ce11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12" table:number-rows-spanned="1">
            <text:p>Работа с диапазонами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style-name="ce10"/>
          <table:covered-table-cell table:style-name="ce11"/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style-name="ce10"/>
          <table:covered-table-cell table:style-name="ce11"/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style-name="ce10"/>
          <table:covered-table-cell table:style-name="ce11"/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style-name="ce10"/>
          <table:covered-table-cell table:style-name="ce11"/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0"/>
          <table:covered-table-cell table:style-name="ce11"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0"/>
          <table:covered-table-cell table:style-name="ce11"/>
          <table:table-cell table:style-name="ce12" table:formula="of:=[.D94]+[.D95]+[.D96]" office:value-type="float" office:value="177" calcext:value-type="float">
            <text:p>177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0"/>
          <table:covered-table-cell table:style-name="ce11"/>
          <table:table-cell table:style-name="ce12" table:formula="of:=[.D94]+[.D95]+[.D96]+[.D97]+[.D98]" office:value-type="float" office:value="237" calcext:value-type="float">
            <text:p>237</text:p>
          </table:table-cell>
          <table:table-cell table:style-name="ce12" office:value-type="string" calcext:value-type="string">
            <text:p>м.кв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Месяц</text:p>
          </table:table-cell>
          <table:covered-table-cell table:style-name="ce10"/>
          <table:covered-table-cell table:style-name="ce11"/>
          <table:table-cell table:style-name="ce4" office:value-type="string" calcext:value-type="string">
            <text:p>Зарплата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Январ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400" calcext:value-type="currency">
            <text:p>$3,400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Феврал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440" calcext:value-type="currency">
            <text:p>$3,440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Март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405" calcext:value-type="currency">
            <text:p>$3,405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Апрел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455" calcext:value-type="currency">
            <text:p>$3,455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Май</text:p>
          </table:table-cell>
          <table:covered-table-cell table:style-name="ce10"/>
          <table:covered-table-cell table:style-name="ce11"/>
          <table:table-cell table:style-name="ce16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Июн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678" calcext:value-type="currency">
            <text:p>$3,678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Июл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4000" calcext:value-type="currency">
            <text:p>$4,000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Август</text:p>
          </table:table-cell>
          <table:covered-table-cell table:style-name="ce10"/>
          <table:covered-table-cell table:style-name="ce11"/>
          <table:table-cell table:style-name="ce16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Сентябр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567" calcext:value-type="currency">
            <text:p>$3,567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Октябр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567" calcext:value-type="currency">
            <text:p>$3,567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Ноябр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3215" calcext:value-type="currency">
            <text:p>$3,215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Декабрь</text:p>
          </table:table-cell>
          <table:covered-table-cell table:style-name="ce10"/>
          <table:covered-table-cell table:style-name="ce11"/>
          <table:table-cell table:style-name="ce15" office:value-type="currency" office:currency="USD" office:value="4328" calcext:value-type="currency">
            <text:p>$4,328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1 квартал</text:p>
          </table:table-cell>
          <table:covered-table-cell table:style-name="ce10"/>
          <table:covered-table-cell table:style-name="ce11"/>
          <table:table-cell table:style-name="ce15" table:formula="of:=[.D105]+[.D106]+[.D107]" office:value-type="currency" office:currency="USD" office:value="10245" calcext:value-type="currency">
            <text:p>$10,245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2 квартал</text:p>
          </table:table-cell>
          <table:covered-table-cell table:style-name="ce10"/>
          <table:covered-table-cell table:style-name="ce11"/>
          <table:table-cell table:style-name="ce15" table:formula="of:=[.D108]+[.D110]+[.D111]" office:value-type="currency" office:currency="USD" office:value="11133" calcext:value-type="currency">
            <text:p>$11,133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1-е полугодие</text:p>
          </table:table-cell>
          <table:covered-table-cell table:style-name="ce10"/>
          <table:covered-table-cell table:style-name="ce11"/>
          <table:table-cell table:style-name="ce15" table:formula="of:=[.D118]+[.D119]" office:value-type="currency" office:currency="USD" office:value="21378" calcext:value-type="currency">
            <text:p>$21,378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3 квартал</text:p>
          </table:table-cell>
          <table:covered-table-cell table:style-name="ce10"/>
          <table:covered-table-cell table:style-name="ce11"/>
          <table:table-cell table:style-name="ce15" table:formula="of:=[.D111]+[.D113]+[.D114]" office:value-type="currency" office:currency="USD" office:value="11134" calcext:value-type="currency">
            <text:p>$11,134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4 квартал</text:p>
          </table:table-cell>
          <table:covered-table-cell table:style-name="ce10"/>
          <table:covered-table-cell table:style-name="ce11"/>
          <table:table-cell table:style-name="ce15" table:formula="of:=[.D114]+[.D115]+[.D116]" office:value-type="currency" office:currency="USD" office:value="11110" calcext:value-type="currency">
            <text:p>$11,110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2 полугодие</text:p>
          </table:table-cell>
          <table:covered-table-cell table:style-name="ce10"/>
          <table:covered-table-cell table:style-name="ce11"/>
          <table:table-cell table:style-name="ce15" table:formula="of:=[.D121]+[.D122]" office:value-type="currency" office:currency="USD" office:value="22244" calcext:value-type="currency">
            <text:p>$22,244.00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3" table:number-rows-spanned="1">
            <text:p>Итого за год:</text:p>
          </table:table-cell>
          <table:covered-table-cell table:style-name="ce10"/>
          <table:covered-table-cell table:style-name="ce11"/>
          <table:table-cell table:style-name="ce15" table:formula="of:=[.D120]+[.D123]" office:value-type="currency" office:currency="USD" office:value="43622" calcext:value-type="currency">
            <text:p>$43,622.00</text:p>
          </table:table-cell>
          <table:table-cell table:style-name="ce2" table:number-columns-repeated="4"/>
          <table:table-cell table:number-columns-repeated="1016"/>
        </table:table-row>
        <table:table-row table:style-name="ro1" table:number-rows-repeated="8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4" meta:object-count="0"/>
    <meta:generator>LibreOfficeDev/6.0.5.2$Linux_X86_64 LibreOffice_project/</meta:generator>
  </office:meta>
</office:document-meta>
</file>